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style:font-name="monospace" officeooo:paragraph-rsid="00088b8e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style:font-name="monospace" officeooo:paragraph-rsid="00098c84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color="#000000" loext:opacity="100%" style:font-name="monospace" fo:background-color="#ffffff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color="#000000" loext:opacity="100%" style:font-name="monospace" officeooo:rsid="00098c84" officeooo:paragraph-rsid="00098c84" fo:background-color="#ffffff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color="#000000" loext:opacity="100%" style:font-name="monospace" officeooo:rsid="00088b8e" officeooo:paragraph-rsid="00088b8e" fo:background-color="#ffffff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style:font-name="monospace" officeooo:paragraph-rsid="000b8760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officeooo:rsid="00088b8e" fo:background-color="#ffffff" loext:char-shading-value="0"/>
    </style:style>
    <style:style style:name="T3" style:family="text">
      <style:text-properties fo:color="#000000" loext:opacity="100%" officeooo:rsid="00098c84" fo:background-color="#ffffff" loext:char-shading-value="0"/>
    </style:style>
    <style:style style:name="T4" style:family="text">
      <style:text-properties fo:color="#000000" loext:opacity="100%" officeooo:rsid="000b8760" fo:background-color="#ffffff" loext:char-shading-value="0"/>
    </style:style>
    <style:style style:name="T5" style:family="text">
      <style:text-properties fo:color="#000000" loext:opacity="100%" officeooo:rsid="000c7038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E DATABASE Auto;</text:p>
      <text:p text:style-name="P3">USE Autos;</text:p>
      <text:p text:style-name="P2"><text:span text:style-name="T2">C</text:span><text:span text:style-name="T1">REATE TABLE Auto( <text:line-break/>   -&gt; kennzeichen VARCHAR(255), <text:line-break/>   -&gt; baujahr int, <text:line-break/>   -&gt; typ VARCHAR(255) <text:line-break/>   -&gt; );</text:span></text:p>
      <text:p text:style-name="P4">CREATE TABLE Typ(</text:p>
      <text:p text:style-name="P6"><text:span text:style-name="T3">   -&gt; kennzeichen VARCHAR(255), <text:line-break/>   -&gt; baujahr int, <text:line-break/>   -&gt; leistung int <text:line-break/>   -&gt; );</text:span></text:p>
      <text:p text:style-name="P6"><text:span text:style-name="T4">INSERT INTO Auto(kennzeichen, baujahr, typ) VALUES(W GH230, 1999, VM POLO);</text:span></text:p>
      <text:p text:style-name="P6"><text:span text:style-name="T4">INSER INTO Typ(bezeichnung, marke, leistung) Values(V</text:span><text:span text:style-name="T5">W</text:span><text:span text:style-name="T4"> POLO, Volkswagen, 45);</text:span><text:span text:style-name="T1"><text:line-break/>ALTER TABLE Auto <text:line-break/>   -&gt; ADD neupreis FLOAT;<text:line-break/>ALTER Table Auto <text:line-break/>   -&gt; MODIFY COLUMN neupreis int;</text:span></text:p>
      <text:p text:style-name="P1"><text:span text:style-name="T1">ALTER TABLE Auto <text:line-break/>   -&gt; DROP COLUMN neuprei;<text:line-break/></text:span><text:span text:style-name="T2">DROP TABLE Typ;</text:span></text:p>
      <text:p text:style-name="P5">DROP DATABASE Auto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3:04:12.969541072</meta:creation-date>
    <dc:date>2023-01-16T13:28:26.794347293</dc:date>
    <meta:editing-duration>PT6M5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9" meta:word-count="80" meta:character-count="561" meta:non-whitespace-character-count="447"/>
  </office:meta>
</office:document-meta>
</file>